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5A0000006F5558C18C760BAF8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fill-color="#ffffff" draw:textarea-horizontal-align="justify" draw:textarea-vertical-align="middle" draw:auto-grow-height="false" fo:min-height="3.306cm" fo:min-width="2.294cm"/>
    </style:style>
    <style:style style:name="gr2" style:family="graphic" style:parent-style-name="standard">
      <style:graphic-properties svg:stroke-color="#3465a4" draw:fill-color="#ffffff" draw:textarea-horizontal-align="justify" draw:textarea-vertical-align="middle" draw:auto-grow-height="false" fo:min-height="0.131cm" fo:min-width="0.643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794cm" svg:height="3.556cm" svg:x="5.699cm" svg:y="4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0.381cm" svg:x="6.461cm" svg:y="4.81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905cm" svg:height="2.35cm" svg:x="6.207cm" svg:y="5.635cm">
          <draw:image xlink:href="Pictures/100002010000005A0000006F5558C18C760BAF8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3465a4" draw:marker-start-width="0.35cm" draw:marker-start-center="false" draw:marker-end-width="0.35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06T12:33:13.389528920</meta:creation-date>
    <dc:date>2020-01-06T12:37:08.557085163</dc:date>
    <meta:editing-duration>PT3M55S</meta:editing-duration>
    <meta:editing-cycles>1</meta:editing-cycles>
    <meta:document-statistic meta:object-count="3"/>
    <meta:generator>LibreOffice/6.0.7.3$Linux_X86_64 LibreOffice_project/00m0$Build-3</meta:generator>
  </office:meta>
</office:document-meta>
</file>